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David CLM1" svg:font-family="'David CLM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achlieli CLM" svg:font-family="'Nachlieli CLM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Heading_20_1">
      <style:paragraph-properties fo:text-align="end" style:justify-single-word="false" fo:break-before="page" style:writing-mode="rl-tb"/>
      <style:text-properties officeooo:paragraph-rsid="0018ebb1"/>
    </style:style>
    <style:style style:name="P3" style:family="paragraph" style:parent-style-name="Standard">
      <style:paragraph-properties fo:text-align="start" style:justify-single-word="false" style:writing-mode="lr-tb"/>
      <style:text-properties officeooo:rsid="0018ebb1" officeooo:paragraph-rsid="0018ebb1"/>
    </style:style>
    <style:style style:name="P4" style:family="paragraph" style:parent-style-name="Standard">
      <style:paragraph-properties fo:text-align="start" style:justify-single-word="false" style:writing-mode="lr-tb"/>
      <style:text-properties officeooo:rsid="001a384e" officeooo:paragraph-rsid="001a384e"/>
    </style:style>
    <style:style style:name="P5" style:family="paragraph" style:parent-style-name="Standard">
      <style:paragraph-properties fo:text-align="end" style:justify-single-word="false" style:writing-mode="rl-tb"/>
      <style:text-properties officeooo:rsid="0018ebb1" officeooo:paragraph-rsid="0018ebb1"/>
    </style:style>
    <style:style style:name="P6" style:family="paragraph" style:parent-style-name="Standard">
      <style:paragraph-properties fo:text-align="end" style:justify-single-word="false" style:writing-mode="rl-tb"/>
      <style:text-properties officeooo:rsid="001a384e" officeooo:paragraph-rsid="001a384e"/>
    </style:style>
    <style:style style:name="P7" style:family="paragraph" style:parent-style-name="Standard" style:list-style-name="L1">
      <style:paragraph-properties fo:text-align="end" style:justify-single-word="false" style:writing-mode="rl-tb"/>
      <style:text-properties officeooo:rsid="001a384e" officeooo:paragraph-rsid="001a384e"/>
    </style:style>
    <style:style style:name="P8" style:family="paragraph" style:parent-style-name="Standard">
      <style:paragraph-properties fo:text-align="end" style:justify-single-word="false" style:writing-mode="rl-tb"/>
      <style:text-properties officeooo:rsid="001bed6c" officeooo:paragraph-rsid="001bed6c"/>
    </style:style>
    <style:style style:name="P9" style:family="paragraph" style:parent-style-name="Standard">
      <style:paragraph-properties fo:text-align="end" style:justify-single-word="false" style:writing-mode="rl-tb"/>
      <style:text-properties style:text-underline-style="solid" style:text-underline-width="auto" style:text-underline-color="font-color" fo:font-weight="bold" officeooo:rsid="001bed6c" officeooo:paragraph-rsid="001bed6c" style:font-weight-asian="bold" style:font-weight-complex="bold"/>
    </style:style>
    <style:style style:name="P10" style:family="paragraph" style:parent-style-name="Standard">
      <style:paragraph-properties fo:text-align="end" style:justify-single-word="false" style:writing-mode="rl-tb"/>
      <style:text-properties officeooo:paragraph-rsid="001bed6c"/>
    </style:style>
    <style:style style:name="P11" style:family="paragraph" style:parent-style-name="Standard" style:list-style-name="L2">
      <style:paragraph-properties fo:text-align="end" style:justify-single-word="false" style:writing-mode="rl-tb"/>
      <style:text-properties officeooo:rsid="001dac50" officeooo:paragraph-rsid="001dac50"/>
    </style:style>
    <style:style style:name="T1" style:family="text">
      <style:text-properties style:font-name="Liberation Sans" fo:font-size="18.2000007629395pt" fo:font-weight="bold" officeooo:rsid="0018ebb1" style:font-name-asian="Microsoft YaHei" style:font-size-asian="18.2000007629395pt" style:font-weight-asian="bold" style:font-name-complex="Nachlieli CLM" style:font-size-complex="18.2000007629395pt" style:font-weight-complex="bold"/>
    </style:style>
    <style:style style:name="Sect1" style:family="section">
      <style:section-properties fo:background-color="#1c1c1c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Java Basic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1"><text:a xlink:type="simple" xlink:href="#__RefHeading___Toc105_3845489179" text:style-name="Index_20_Link" text:visited-style-name="Index_20_Link">שיעור 1<text:tab/>2</text:a></text:p>
        </text:index-body>
      </text:table-of-content>
      <text:p text:style-name="P3"/>
      <text:h text:style-name="P2" text:outline-level="1"><text:bookmark-start text:name="__RefHeading___Toc105_3845489179"/><text:span text:style-name="T1">שיעור 1</text:span><text:bookmark-end text:name="__RefHeading___Toc105_3845489179"/></text:h>
      <text:p text:style-name="P5">התחלה</text:p>
      <text:p text:style-name="P6">תהליך הפיתוח כולל</text:p>
      <text:list xml:id="list1863966735" text:style-name="L1">
        <text:list-item>
          <text:p text:style-name="P7">כתיבה – בשפת תכנות למשל Java</text:p>
        </text:list-item>
        <text:list-item>
          <text:p text:style-name="P7">קומפילציה – תרגום משפת תכנות לשפת מכונה באמצעות תכנה שנקראת compiler</text:p>
        </text:list-item>
        <text:list-item>
          <text:p text:style-name="P7">הרצה – באמצעות הכלים שמגיעים עם ההתקנה של Java</text:p>
        </text:list-item>
      </text:list>
      <text:p text:style-name="P6"/>
      <text:p text:style-name="P9">JDK</text:p>
      <text:p text:style-name="P6">התקנת Java</text:p>
      <text:p text:style-name="P6">מתקינים JDK (Java Development Kit) מהאתר של Oracle</text:p>
      <text:p text:style-name="P4"><text:a xlink:type="simple" xlink:href="https://www.oracle.com/java/technologies/javase-jdk16-downloads.html" text:style-name="Internet_20_link" text:visited-style-name="Visited_20_Internet_20_Link">https://www.oracle.com/java/technologies/javase-jdk16-downloads.html</text:a></text:p>
      <text:p text:style-name="P9">Eclipse</text:p>
      <text:p text:style-name="P8">להוריד IDE – כלי לפיתוח – עריכת קוד, קומפילציה, הרצה – Eclipse</text:p>
      <text:p text:style-name="P10"/>
      <text:h text:style-name="Heading_20_1" text:outline-level="1">איך לעבוד עם Eclipse</text:h>
      <text:list xml:id="list943117127" text:style-name="L2">
        <text:list-item>
          <text:p text:style-name="P11">פותחים Eclipse ונכנסים ל workspace שלנו</text:p>
        </text:list-item>
        <text:list-item>
          <text:p text:style-name="P11">יוצרים פרויקט Java</text:p>
        </text:list-item>
        <text:list-item>
          <text:p text:style-name="P11">כותבים מחלקה</text:p>
        </text:list-item>
        <text:list-item>
          <text:p text:style-name="P11">שומרים (קומפילציה)</text:p>
        </text:list-item>
        <text:list-item>
          <text:p text:style-name="P11">מריצים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David CLM1" svg:font-family="'David CLM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achlieli CLM" svg:font-family="'Nachlieli CLM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end"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David CLM" style:font-size-complex="12pt" style:language-complex="he" style:country-complex="IL"/>
    </style:default-style>
    <style:default-style style:family="paragraph">
      <style:paragraph-properties fo:text-align="end" style:justify-single-word="false"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David CLM" style:font-size-complex="12pt" style:language-complex="he" style:country-complex="IL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avid CLM1" style:font-family-complex="'David CLM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avid CLM1" style:font-family-complex="'David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avid CLM1" style:font-family-complex="'David CLM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rl-tb" style:footnote-max-height="0cm">
        <style:footnote-sep style:width="0.018cm" style:distance-before-sep="0.101cm" style:distance-after-sep="0.101cm" style:line-style="solid" style:adjustment="righ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24T17:20:03.228000000</meta:creation-date>
    <dc:date>2021-05-24T21:35:39.571000000</dc:date>
    <meta:editing-duration>PT2H53M34S</meta:editing-duration>
    <meta:editing-cycles>3</meta:editing-cycles>
    <meta:generator>LibreOffice/7.1.3.2$Windows_X86_64 LibreOffice_project/47f78053abe362b9384784d31a6e56f8511eb1c1</meta:generator>
    <meta:document-statistic meta:table-count="0" meta:image-count="0" meta:object-count="0" meta:page-count="2" meta:paragraph-count="21" meta:word-count="85" meta:character-count="536" meta:non-whitespace-character-count="474"/>
  </office:meta>
</office:document-meta>
</file>